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PolicyManager.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icyManager.removeAccreditable( AccreditableManager manager , Accreditable accreditable , File policyDirecto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ilePolicyManager.setPoliciesDirectory( File 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ubtreeFileFilter.SubtreeFileFilter( String _sub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PolicyManager.getGrantedRoles( AccreditableManager accreditableManager , Identity identity , String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PolicyManager.getPolicyFile( String url , String policyFil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ilePolicyManager.getPoliciesDirector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ilePolicyManager.buildSubtreePolicy( AccreditableManager controller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icyManager.getPolicies( AccreditableManager controller , String 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ilePolicyManager.buildPolicy( AccreditableManager controller , String url , String policyFil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ubtreeFileFilter.accept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icyManager.accreditableRemoved( AccreditableManager manager , Accreditable accredit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PolicyManager.getPolicySourceURI( String url , String policyFil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sDirectoryFileFilter.accept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icy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PolicyManager.getCredentials( AccreditableManager controller , String 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ilePolicyManag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PolicyManager.savePolicy( String url , Policy policy ,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PolicyManager.savePolicy( Policy policy , File 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lePolicyManager.accreditableAdded( AccreditableManager manager , Accreditable accredi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ePolicyManager.getServi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icyManager.FilePolic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ePolicyManager.parameterize(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PolicyManager.saveSubtreePolicy( String url , Policy 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PolicyManager.getPolicy( AccreditableManager controller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